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Planilha_20_de_20_pessoas_20_Jdev_20_Treina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 de pessoas Jdev Tre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alex egidio</text:p>
          </table:table-cell>
          <table:table-cell table:style-name="ce1" office:value-type="string" calcext:value-type="string">
            <text:p>pessoa@gmail.com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dados@gmail.com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homem@gmail.com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Planilha_20_de_20_pessoas_20_Jdev_20_Treina" style:display-name="PageStyle_Planilha de pessoas Jdev Trein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09:58:24.210000000</dc:date>
    <meta:editing-duration>PT2M42S</meta:editing-duration>
    <meta:editing-cycles>1</meta:editing-cycles>
    <meta:document-statistic meta:table-count="1" meta:cell-count="9" meta:object-count="0"/>
    <meta:generator>LibreOffice/7.3.4.2$Windows_X86_64 LibreOffice_project/728fec16bd5f605073805c3c9e7c4212a0120dc5</meta:generator>
  </office:meta>
</office:document-meta>
</file>